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ALLUPE VASQUEZ, ELVA EUMILI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31921530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C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ALLUPE VASQUEZ, ELVA EUMILI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3192153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9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8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2 - Trans. Aer. Caja Patos Criollos</text:p>
          </table:table-cell>
          <table:table-cell table:style-name="Tableau1.A2" office:value-type="string">
            <text:p text:style-name="P14">45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225</text:p>
            <text:p text:style-name="P12"/>
          </table:table-cell>
        </table:table-row>
        <table:table-row>
          <table:table-cell table:style-name="Tableau1.A2" office:value-type="string">
            <text:p text:style-name="P12">031 - Servicio de Encintado de Caja</text:p>
          </table:table-cell>
          <table:table-cell table:style-name="Tableau1.A2" office:value-type="string">
            <text:p text:style-name="P14">2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1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3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8/09/2021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>235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CAMPOAVES</text:p>
          </table:table-cell>
          <table:table-cell table:style-name="Tabla3.A2" office:value-type="string">
            <text:p text:style-name="P21">PATOS CRIOLLOS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54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8T19:27:34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